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91in"/>
    </style:style>
    <style:style style:name="co2" style:family="table-column">
      <style:table-column-properties fo:break-before="auto" style:column-width="1.5193in"/>
    </style:style>
    <style:style style:name="co3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Technical_20_specifications">
      <style:table-properties table:display="true" style:writing-mode="lr-tb"/>
    </style:style>
    <style:style style:name="ta2" style:family="table" style:master-page-name="PageStyle_5f_ShashChessStandard_20_Solved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fo:background-color="#008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fo:background-color="#00a93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chnical specific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hreads number</text:p>
          </table:table-cell>
          <table:table-cell table:style-name="ce1" office:value-type="string" calcext:value-type="string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pu(Mhz)</text:p>
          </table:table-cell>
          <table:table-cell table:style-name="ce1" office:value-type="string" calcext:value-type="string">
            <text:p>35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sh size (MB)</text:p>
          </table:table-cell>
          <table:table-cell table:style-name="ce1" office:value-type="string" calcext:value-type="string">
            <text:p>10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zygy</text:p>
          </table:table-cell>
          <table:table-cell table:style-name="ce1" office:value-type="string" calcext:value-type="string">
            <text:p>6 units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shChessStandard Solved" table:style-name="ta2">
        <table:table-column table:style-name="co1" table:default-cell-style-name="Default"/>
        <table:table-column table:style-name="co3" table:number-columns-repeated="1023" table:default-cell-style-name="Default"/>
        <table:table-row table:style-name="ro1">
          <table:table-cell table:style-name="ce2" office:value-type="string" calcext:value-type="string">
            <text:p>Qf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f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g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b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g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4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e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xg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f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e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8=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b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gd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g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e2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g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8=Q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e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b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e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xe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xh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f8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d4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d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a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e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d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g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f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xh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d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h2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c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d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h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h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4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h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xe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g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h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2f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d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x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d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f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d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g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a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h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e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d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e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h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g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f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b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h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xd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xe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xb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a3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h5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h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b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f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e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c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h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b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h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xh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d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a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e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xb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8=Q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a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g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2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4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xf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8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xb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c5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xc4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d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xf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d3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d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h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x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f8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xa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d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e5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g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d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c3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a1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4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b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h6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f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cxe7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d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hf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xd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xc4+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gc6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c8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7+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e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Q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d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f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b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b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g4+</text:p>
          </table:table-cell>
          <table:table-cell table:number-columns-repeated="1023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 calcext:value-type="string">
            <text:p>Total epds number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/>
          <table:table-cell table:style-name="ce1" office:value-type="float" office:value="258" calcext:value-type="float">
            <text:p>25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otal solved epds number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42%</text:p>
          </table:table-cell>
          <table:table-cell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43%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otal solved high Tal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47%</text:p>
          </table:table-cell>
          <table:table-cell table:style-name="ce7"/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51%</text:p>
          </table:table-cell>
          <table:table-cell table:style-name="ce7" table:number-columns-repeated="1018"/>
        </table:table-row>
        <table:table-row table:style-name="ro2">
          <table:table-cell table:style-name="ce5" office:value-type="string" calcext:value-type="string">
            <text:p>Total solved high middle T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7%</text:p>
          </table:table-cell>
          <table:table-cell table:style-name="ce8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7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middle T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0%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00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middle low Ta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00%</text:p>
          </table:table-cell>
          <table:table-cell table:style-name="ce8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00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low Ta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caos Tal Capablanca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35%</text:p>
          </table:table-cell>
          <table:table-cell table:style-name="ce8"/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35%</text:p>
          </table:table-cell>
          <table:table-cell table:style-name="ce8" table:number-columns-repeated="1018"/>
        </table:table-row>
        <table:table-row table:style-name="ro2">
          <table:table-cell table:style-name="ce6" office:value-type="string" calcext:value-type="string">
            <text:p>Total solved Capablanca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40%</text:p>
          </table:table-cell>
          <table:table-cell table:style-name="ce9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35%</text:p>
          </table:table-cell>
          <table:table-cell table:style-name="ce9" table:number-columns-repeated="1018"/>
        </table:table-row>
        <table:table-row table:style-name="ro3">
          <table:table-cell table:style-name="ce5" office:value-type="string" calcext:value-type="string">
            <text:p>Total solved caos Capablanca Petrosia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5%</text:p>
          </table:table-cell>
          <table:table-cell table:style-name="ce8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5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low Petrosia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low middle Petrosia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middle Petrosia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%</text:p>
          </table:table-cell>
          <table:table-cell table:style-name="ce8" table:number-columns-repeated="1018"/>
        </table:table-row>
        <table:table-row table:style-name="ro2">
          <table:table-cell table:style-name="ce5" office:value-type="string" calcext:value-type="string">
            <text:p>Total solved middle high Petrosi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0%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0%</text:p>
          </table:table-cell>
          <table:table-cell table:style-name="ce8" table:number-columns-repeated="1018"/>
        </table:table-row>
        <table:table-row table:style-name="ro2">
          <table:table-cell table:style-name="ce1" office:value-type="string" calcext:value-type="string">
            <text:p>Total solved high Petrosi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6%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36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chnical_20_specifications" style:display-name="PageStyle_Technical specific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ashChessStandard_20_Solved" style:display-name="PageStyle_ShashChessStandard Solved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08:14:42</meta:creation-date>
    <meta:initial-creator>Apache POI</meta:initial-creator>
    <meta:generator>LibreOffice/7.3.7.2$Linux_X86_64 LibreOffice_project/30$Build-2</meta:generator>
    <dc:date>2023-10-18T14:16:09.424552432</dc:date>
    <meta:editing-duration>PT7M43S</meta:editing-duration>
    <meta:editing-cycles>1</meta:editing-cycles>
    <meta:document-statistic meta:table-count="3" meta:cell-count="339" meta:object-count="0"/>
  </office:meta>
</office:document-meta>
</file>